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B9EB00002A3EE06D1049.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BoldMT" svg:font-family="Arial-BoldMT"/>
    <style:font-face style:name="OpenSymbol" svg:font-family="OpenSymbol"/>
    <style:font-face style:name="Tahoma1" svg:font-family="Tahoma"/>
    <style:font-face style:name="Verdana-Bold" svg:font-family="Verdana-Bold"/>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autospace="none"/>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fo:color="#dc2300" style:font-name="Arial"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dc2300" style:font-name="Arial" fo:font-size="10pt" fo:font-weight="bold" style:font-size-asian="10pt" style:font-weight-asian="bold" style:font-size-complex="10pt" style:font-weight-complex="bold"/>
    </style:style>
    <style:style style:name="P7" style:family="paragraph" style:parent-style-name="Standard">
      <style:text-properties fo:color="#dc2300" style:font-name="Arial" fo:font-size="10pt" fo:font-weight="bold" style:font-name-asian="ArialMT" style:font-size-asian="10pt" style:font-weight-asian="bold" style:font-name-complex="ArialMT" style:font-size-complex="10pt" style:font-weight-complex="bold"/>
    </style:style>
    <style:style style:name="P8" style:family="paragraph" style:parent-style-name="Standard">
      <style:paragraph-properties fo:text-align="start" style:justify-single-word="false"/>
      <style:text-properties fo:color="#0084d1" style:font-name="Arial"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fo:color="#004586" style:font-name="Arial" fo:font-size="11pt" fo:font-weight="bold" style:font-size-asian="11pt" style:font-weight-asian="bold" style:font-size-complex="11pt" style:font-weight-complex="bold"/>
    </style:style>
    <style:style style:name="P10" style:family="paragraph" style:parent-style-name="Standard">
      <style:paragraph-properties style:text-autospace="none"/>
    </style:style>
    <style:style style:name="P11" style:family="paragraph" style:parent-style-name="Standard">
      <style:text-properties fo:color="#ff0000" style:font-name="Verdana-Bold" fo:font-size="10pt" fo:font-weight="bold" style:font-name-asian="Verdana-Bold" style:font-size-asian="10pt" style:font-weight-asian="bold" style:font-name-complex="Verdana-Bold" style:font-size-complex="10pt" style:font-weight-complex="bold"/>
    </style:style>
    <style:style style:name="P12" style:family="paragraph" style:parent-style-name="Standard">
      <style:paragraph-properties style:text-autospace="none"/>
      <style:text-properties fo:color="#ff0000" style:font-name="Verdana-Bold" fo:font-size="10pt" fo:font-weight="bold" style:font-name-asian="Verdana-Bold" style:font-size-asian="10pt" style:font-weight-asian="bold" style:font-name-complex="Verdana-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style:font-name-asian="Arial-BoldMT" style:font-weight-asian="bold" style:font-name-complex="Arial-BoldMT" style:font-weight-complex="bold"/>
    </style:style>
    <style:style style:name="T3" style:family="text">
      <style:text-properties fo:font-weight="normal" style:font-weight-asian="normal" style:font-weight-complex="normal"/>
    </style:style>
    <style:style style:name="T4" style:family="text">
      <style:text-properties style:font-name="Arial" fo:font-size="10pt" style:font-size-asian="10pt" style:font-size-complex="10pt"/>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sian="Arial-BoldMT" style:font-name-complex="Arial-BoldMT"/>
    </style:style>
    <style:style style:name="T7" style:family="text">
      <style:text-properties style:font-name-asian="ArialMT" style:font-name-complex="ArialM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x="4.0181in" svg:y="-0.7398in" svg:width="2.6134in" svg:height="0.5346in" draw:z-index="0"><draw:image xlink:href="Pictures/200000070000B9EB00002A3EE06D1049.svm" xlink:type="simple" xlink:show="embed" xlink:actuate="onLoad"/></draw:frame></text:p>
      <text:p text:style-name="P9">WORK SCOPE FOR PITTSBURGHBLACKDIRECTORY WEBSITE</text:p>
      <text:p text:style-name="P1"/>
      <text:p text:style-name="P5">Proposed Solution</text:p>
      <text:p text:style-name="P5"/>
      <text:p text:style-name="P1">We propose to develop your directory website using our PHP, MySQL and JQuery based custom content</text:p>
      <text:p text:style-name="P1">management system. The reason we are suggesting a custom coded solution are:</text:p>
      <text:p text:style-name="P1">a. The system will be developed to meet your exact requirement rather than fitting a solution to your requirement.</text:p>
      <text:p text:style-name="P1">b. The custom coded solution will be much more easier to use.</text:p>
      <text:p text:style-name="P1">c. The custom solution will be very flexible and scaable in nature. In future if you want to add new features to the site, then with the custom coded solution new features can be added much easily.</text:p>
      <text:p text:style-name="P1">d. There will not be conflict with version upgrades.</text:p>
      <text:p text:style-name="P10"/>
      <text:p text:style-name="P6">Scope of Work</text:p>
      <text:p text:style-name="P6"/>
      <text:p text:style-name="P1">Based on your project description, our scope of work will be:</text:p>
      <text:p text:style-name="P1"/>
      <text:p text:style-name="P1">Conceptualization and designing of a professional, clean, elegant and user friendly template for the </text:p>
      <text:p text:style-name="P1">directory website. Design will be based on your design specifications and the logo design will be provided by us.</text:p>
      <text:p text:style-name="P1"/>
      <text:p text:style-name="P1">As per our company policy, we submit 3 homepage concepts to choose from. If you do not like any of the designs we will create a new set of design concepts for you. Then on the selected design concept, we will provide unlimited revisions till you are 100% satisfied with the website design.</text:p>
      <text:p text:style-name="P1"/>
      <text:p text:style-name="P1">Based on the site logo design, we will create a Favicon and upload it to the live servers.</text:p>
      <text:p text:style-name="P1"/>
      <text:p text:style-name="P1"><text:span text:style-name="T1">Development: </text:span>On approval of design, HTMLize the homepage and develop the inner pages. We will make sure that the pages are compatible to the latest version of major web browsers: IE(6+), Firefox, Safari (5+), Chrome, and Opera.</text:p>
      <text:p text:style-name="P1"/>
      <text:p text:style-name="P4"><text:span text:style-name="T2">Mobile Browser compatibility:</text:span><text:span text:style-name="T6"> </text:span><text:span text:style-name="T7">For development we will use responsive HTML, so that the site can be opened and used from different mobile browsers and tablets without any horizontal scroll.</text:span></text:p>
      <text:p text:style-name="P1"/>
      <text:p text:style-name="P6">Assumption:</text:p>
      <text:p text:style-name="P6"/>
      <text:p text:style-name="P1">- The scope doesn't include data-entry </text:p>
      <text:p text:style-name="P1">- The website will only be based for USA records.</text:p>
      <text:p text:style-name="P2">- The site will allow Free and Paid listings. </text:p>
      <text:p text:style-name="P1">- The automatic billing (i.e your merchant account) will be via PaypalPro </text:p>
      <text:p text:style-name="P3">- All fields related to business registration and Profile will need to be provided you before project start. </text:p>
      <text:p text:style-name="P1"/>
      <text:p text:style-name="P12">Administrator Section:</text:p>
      <text:p text:style-name="P12"/>
      <text:p text:style-name="P1">There will be a secured password protected administrator interface to manage the site. The administrator of the website will have the following features:</text:p>
      <text:p text:style-name="P1"/>
      <text:p text:style-name="P1"><text:span text:style-name="T3">- </text:span><text:span text:style-name="T1">State Module:</text:span><text:span text:style-name="T3"> Edit/Delete State. (Only states in USA)</text:span></text:p>
      <text:p text:style-name="P3"/>
      <text:p text:style-name="P1"><text:span text:style-name="T3">- </text:span><text:span text:style-name="T1">City Module:</text:span><text:span text:style-name="T3"> Add/Edit/Delete City under a particular state. </text:span></text:p>
      <text:p text:style-name="P3"/>
      <text:p text:style-name="P1"><text:span text:style-name="T3">- </text:span><text:span text:style-name="T1">Category Module:</text:span><text:span text:style-name="T3"> Add/Edit/Delete business Categories under which a business listing will be added.</text:span></text:p>
      <text:p text:style-name="P3"><text:s/></text:p>
      <text:p text:style-name="P1"><text:span text:style-name="T3">- </text:span><text:span text:style-name="T1">Business Module:</text:span><text:span text:style-name="T3"> The Business module will include: </text:span></text:p>
      <text:p text:style-name="P3"/>
      <text:p text:style-name="P3">1. Ability for the site admin to Add/Del or Edit a Business under a particular City. </text:p>
      <text:p text:style-name="P3"/>
      <text:p text:style-name="P3"><text:soft-page-break/>When adding/editing, the admin will need to select a Business Category (single or multiple) followed by filling in a small online application form (details like Username, Password, email id etc).The registration form will include detailed information such as the Business logo, Business details, Enquiry, Business description, Service provided, Locations serviced, Website URL, Social Icons link. Each time the site admin adds/edits a Business profile, the respected Business will get a mail notification from the site for the same. </text:p>
      <text:p text:style-name="P3"/>
      <text:p text:style-name="P3">2. Ability for the site admin to necessarily Approve/Disapprove a Business listing once it fills out the Registration form. A Business profile will only be visible on the site after the site admin approves it. </text:p>
      <text:p text:style-name="P3"/>
      <text:p text:style-name="P3">3. Ability for the site admin to set the status for a Business as ACTIVE/ BLOCKED, after you receive confirmation on the subscription payment/ profile monitoring for Business listings. </text:p>
      <text:p text:style-name="P3"/>
      <text:p text:style-name="P3">4. Manage Payments: A section that will allow you to keep a track on the expiration dates of the Business listings. 2 months prior to the subscription expiry, a reactivation email is sent out to give them the option of</text:p>
      <text:p text:style-name="P3">reactivating their listing. A section where you can Edit the amount for the membership and set the Membership Frequency (i.e annual, half yearly, monthly.) </text:p>
      <text:p text:style-name="P3"/>
      <text:p text:style-name="P3">5. Manage (i.e add/edit/del) Business's Feedback/Ratings received. Only once the admin approves the feedback/rating left by the users, is when it shows up on the site. </text:p>
      <text:p text:style-name="P3"/>
      <text:p text:style-name="P3">6. Also, when a visitor is searching for a Business in a particular location where no Business exists, the site will display an Apology message to the site visitor and forward the request to the site admin to followup and locate Businesss in that location. </text:p>
      <text:p text:style-name="P3"/>
      <text:p text:style-name="P2">- Enquiry / Lead generation Module:</text:p>
      <text:p text:style-name="P2"/>
      <text:p text:style-name="P3">When a visitor fills up the 'Business lookup/ Have a Business contact you' form for spotting a Business in his/her area, he/she will be shown a Thank you message. The admin receives all the details filled out by the visitor in the site admin section. Once the admin approves, all Business in the requested area will be sent an email notification with the site visitor’s request. The Business can then manually contact the user. </text:p>
      <text:p text:style-name="P3"/>
      <text:p text:style-name="P2">- Newsletter Module: </text:p>
      <text:p text:style-name="P3"/>
      <text:p text:style-name="P3">From here, the admin will be able to post Newsletters to all the registered Businesss and site visitors (who have subscribed for newsletters) at one go. </text:p>
      <text:p text:style-name="P3"/>
      <text:p text:style-name="P2">- Ads Module: </text:p>
      <text:p text:style-name="P3"/>
      <text:p text:style-name="P3">From here, the admin will be able to Add/Edit/Delete Ads under a particular page, as per the requirement. </text:p>
      <text:p text:style-name="P3"/>
      <text:p text:style-name="P2">- Page Module :</text:p>
      <text:p text:style-name="P3"/>
      <text:p text:style-name="P3">Ability to manage the content/ pictures on the other static text pages (upto 10) like Contact, About Us, <text:s/>Disclaimer, Legal terms. The CMS will also allow the admin the ability to manage the Footer content of the site </text:p>
      <text:p text:style-name="P3"/>
      <text:p text:style-name="P1"><text:span text:style-name="T1">- Alert and Email Message Templates:</text:span><text:span text:style-name="T3"> Ability to manage all site alert messages (i.e After Signup Submit, Contact Page Form Submitted, Account Activation Submit, Listing Delete Success, Listing Submit etc) </text:span></text:p>
      <text:p text:style-name="P3"/>
      <text:p text:style-name="P2">- Other General admin settings: </text:p>
      <text:p text:style-name="P3"/>
      <text:p text:style-name="P3">1. Manage Website Name and Site Title </text:p>
      <text:p text:style-name="P3">2. Manage Admin Username and Password </text:p>
      <text:p text:style-name="P3">3. Manage No. of search Records to Display per Page </text:p>
      <text:p text:style-name="P3">4. Set HomePage Featured Businesss display Limit </text:p>
      <text:p text:style-name="P11"/>
      <text:p text:style-name="P11"/>
      <text:p text:style-name="P12"/>
      <text:p text:style-name="P12"><text:soft-page-break/>Business Section:</text:p>
      <text:p text:style-name="P1"/>
      <text:p text:style-name="P1">- <text:span text:style-name="T1">Types of Business: </text:span>Free and Paid Business listing.</text:p>
      <text:p text:style-name="P1"/>
      <text:p text:style-name="P1">- <text:span text:style-name="T1">Business's Registration: </text:span>Business will need to fill out a small online registration form to complete the </text:p>
      <text:p text:style-name="P1">process (i.e provide basic details like Username, Password, email id, DOB etc) and provide their consent to an online disclaimer form. </text:p>
      <text:p text:style-name="P1"/>
      <text:p text:style-name="P1">Once done, the site admin receives a notification and approves/disapproves. </text:p>
      <text:p text:style-name="P1"/>
      <text:p text:style-name="P1">Once approved, the user is able to login to their account and accordingly build up their profile. To build up the profile, they will need to: </text:p>
      <text:p text:style-name="P1"/>
      <text:p text:style-name="P1">1. Select from the various Categories (single or multiple) created by the admin </text:p>
      <text:p text:style-name="P1"/>
      <text:p text:style-name="P1">2. This followed by filling in a small online profile form. The profile form will include information such as the <text:span text:style-name="T3">Business logo, Business details, enquiry, Business description, Service provided, Locations serviced, and many more as per the given requirement..</text:span></text:p>
      <text:p text:style-name="P1"/>
      <text:p text:style-name="P1">3. This is followed with the FREE and PAID listing by selecting the Membership Packages. Once selected the PAID, user enters his Credit Card details and clicks on SUBMIT. The payment is</text:p>
      <text:p text:style-name="P1">processed by PaypalPro. Once complete, the details are sent to the admin for moderation. The admin will have the right to block/disable the profile incase he finds the profile content offensive/spam. Once approved, </text:p>
      <text:p text:style-name="P1">the Vendor's details will be posted on the site. User can also selects the FREE listing.</text:p>
      <text:p text:style-name="P1"/>
      <text:p text:style-name="P1"><text:span text:style-name="T1">- Login Area/ MyAccount Area:</text:span> After successful registration and after the admin activates a Business's </text:p>
      <text:p text:style-name="P1">account, the Business logs in with his user id password specified at the time of registration. </text:p>
      <text:p text:style-name="P1">After login the Business will have the following links in their MYACCOUNT area. </text:p>
      <text:p text:style-name="P1"/>
      <text:p text:style-name="P1">- First, for the Business Account where he/she can modify general details provided during registration. </text:p>
      <text:p text:style-name="P1"/>
      <text:p text:style-name="P1">- Second, will show a list of LEADS (Site visitors in his/her area looking for a Business) so that the respective Business can get in touch with the user (refer the point labeled Enquiry / Lead generation Module in the Admin section). The above feature will only be accessed by the PAID member.</text:p>
      <text:p text:style-name="P1"/>
      <text:p text:style-name="P1">- Third, for editing his/her mini webpage / <text:span text:style-name="T1">Landing page of Business. </text:span>(i.e. Business's profile that the site visitors see on the website) The details entered in the Business's profile i.e <text:span text:style-name="T3">Business logo, Business details, Enquiry, Business description, Service provided, Locations serviced, Website URL, Social Icons link</text:span>. Each Business profile page will have a contact form which the site visitors will be able to fill in, incase they want to get in touch with the Business they are viewing the profile of. * The Business mini page will be like <text:a xlink:type="simple" xlink:href="http://www.sitename.com/Businessname/">www.sitename.com/Businessname/</text:a> The above feature will only be accessed by the PAID member.</text:p>
      <text:p text:style-name="P1"/>
      <text:p text:style-name="P1">- Fourth, for viewing Feedback/ratings left by site visitors. The Businesss can request the site admin for removal of a feedback incase he feels that the feedback is offensive/spam/ or out of prejudice. </text:p>
      <text:p text:style-name="P1"/>
      <text:p text:style-name="P12">Front end users / Site Visitors Section:</text:p>
      <text:p text:style-name="P12"/>
      <text:p text:style-name="P1"><text:span text:style-name="T1">-Search Module:</text:span> Visitors to the site can search for a Business in followng ways </text:p>
      <text:p text:style-name="P1">1. Once the visitor clicks on a Category dropdown, with names of all category. The visitor selects a category and gets thumbnail images for each of the Categories. A user clicks on a Thumbnail/ multiple thumbnails and is accordingly shown a list of all Businesss listed in that particular category. </text:p>
      <text:p text:style-name="P1"/>
      <text:p text:style-name="P1">2. Second, users will also be able to look for Businesss by typing in the Business name </text:p>
      <text:p text:style-name="P1">OR </text:p>
      <text:p text:style-name="P1">By adding/selecting specific keywords, area of specialization etc from drop-downs </text:p>
      <text:p text:style-name="P1"/>
      <text:p text:style-name="P1"><text:span text:style-name="T1">- Business Contact form Area: </text:span>After spotting a Business, when a visitor clicks on the link in the search results, the page for that particular Business opens up. The page has the brief profile that the Business <text:soft-page-break/>enters from his/her admin area and his/her contact details. Below the page will be a small form which the visitors can fill out if incase they are interested in contacting the Business. </text:p>
      <text:p text:style-name="P1"/>
      <text:p text:style-name="P1"><text:span text:style-name="T1">- Have a Business contact you:</text:span> Here, the visitor can search for a Business by filling out a small form which asks them for their details (name, email) and their requirements (in brief). Once the visitor submits the form, the site admin gets a mail notification for the same. The site admin goes through the request and if he approves it, the lead is then automatically mailed across to all the Businesss falling under that location, area of specialty etc.</text:p>
      <text:p text:style-name="P1"/>
      <text:p text:style-name="P5">SEO Friendliness and Site Security </text:p>
      <text:p text:style-name="P1"/>
      <text:p text:style-name="P1">- All categories and website static content pages will have options for entering search engine friendly title, description, and proper meta tags.</text:p>
      <text:p text:style-name="P1">- Ensuring pages have Search Engine Friendly URLs </text:p>
      <text:p text:style-name="P1">- Implementation of XML site maps generated from a third party like xmlsitemaps.com </text:p>
      <text:p text:style-name="P1">- Ability to manage Google Analytics codes </text:p>
      <text:p text:style-name="P1"><text:s/></text:p>
      <text:p text:style-name="P5">Charges &amp; Delivery</text:p>
      <text:p text:style-name="P5"/>
      <text:p text:style-name="P1">· Development Time - 4 weeks.</text:p>
      <text:p text:style-name="Standard"><text:span text:style-name="T5"><text:line-break/></text:span></text:p>
      <text:p text:style-name="P5">Development Platform</text:p>
      <text:p text:style-name="P5"/>
      <text:p text:style-name="P1">· Php with MySql database.</text:p>
      <text:p text:style-name="P1">· Browser compatibility (IE, Firefox, Safari, etc.)</text:p>
      <text:p text:style-name="P1"/>
      <text:p text:style-name="P5">Hosting Information</text:p>
      <text:p text:style-name="P5"/>
      <text:p text:style-name="P1">To host the proposed site we will require your server to be in linux operating system. We just need you to ensure that your server has the Linux operating system and it should support PHP5.0 or higher version and MySql 5.0 or higher version. We are assuming that the FTP details and cPanel details of your server will be provided by you.</text:p>
      <text:p text:style-name="P1"/>
      <text:p text:style-name="P7">Testing &amp; Bug Fixing</text:p>
      <text:p text:style-name="P7"/>
      <text:p text:style-name="P1">Development will be done in rapid module. We will develop every module and show you that. We will send you daily updates on the progress. So that whenever any bug is found after the development that is instantly corrected. Before sending you any update we will run a 2 tier testing on the features, where on the first tier the tester will test the features then I (Project Manager for the project) will be doing the testing.Any time within one year after development is complete if any type of bug and error is seen we will fix that and there will be no additional charges for that. However for any additional feature we will charge additionally.</text:p>
      <text:p text:style-name="P1"/>
      <text:p text:style-name="P7">Communication </text:p>
      <text:p text:style-name="P7"/>
      <text:p text:style-name="P1">I will be the assigned project manager for the project. You can contact me directly through email, skype and phone (both cell phone and office phone). Once the communication is started on Elance PMB we will share our contact details with you.</text:p>
      <text:p text:style-name="P1"/>
      <text:p text:style-name="P7">Reference Websites</text:p>
      <text:p text:style-name="P7"/>
      <text:p text:style-name="P1">Please refer below some of the directory websites we have developed recently:</text:p>
      <text:p text:style-name="P1"/>
      <text:p text:style-name="P1">http://www.applyusa.org/ </text:p>
      <text:p text:style-name="P1">http://www.gotprohealth.com/</text:p>
      <text:p text:style-name="P1">http://www.topdocspot.com</text:p>
      <text:p text:style-name="P1">http://healthystays.com/healthystays/</text:p>
      <text:p text:style-name="P1">http://www.yakoads.com/</text:p>
      <text:p text:style-name="P1"><text:soft-page-break/>http://www.eatwellla.com</text:p>
      <text:p text:style-name="P1">http://freetreasure.com.au/</text:p>
      <text:p text:style-name="P1"/>
      <text:p text:style-name="P1">We assure you of output of highest quality with quick turnaround and proper communication. </text:p>
      <text:p text:style-name="P1"/>
      <text:p text:style-name="P1">We would look forward to work with you on this project.</text:p>
      <text:p text:style-name="P1"/>
      <text:p text:style-name="P1">Thanks &amp; Regards,</text:p>
      <text:p text:style-name="P1">Nim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BoldMT" svg:font-family="Arial-BoldMT"/>
    <style:font-face style:name="OpenSymbol" svg:font-family="OpenSymbol"/>
    <style:font-face style:name="Tahoma1" svg:font-family="Tahoma"/>
    <style:font-face style:name="Verdana-Bold" svg:font-family="Verdana-Bold"/>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Times New Roman1"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2" text:anchor-type="paragraph" svg:x="4.0181in" svg:y="0.0484in" svg:width="2.6134in" svg:height="0.5346in" draw:z-index="5"><draw:image xlink:href="Pictures/200000070000B9EB00002A3EE06D1049.svm" xlink:type="simple" xlink:show="embed" xlink:actuate="onLoad"/></draw:frame></text:p>
        <text:p text:style-nam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40M6S</meta:editing-duration>
    <meta:editing-cycles>358</meta:editing-cycles>
    <meta:generator>OpenOffice.org/3.4.1$Win32 OpenOffice.org_project/341m1$Build-9593</meta:generator>
    <dc:date>2014-08-04T10:53:48.85</dc:date>
    <meta:document-statistic meta:table-count="0" meta:image-count="2" meta:object-count="0" meta:page-count="5" meta:paragraph-count="108" meta:word-count="2015" meta:character-count="12282"/>
    <meta:user-defined meta:name="Info 1"/>
    <meta:user-defined meta:name="Info 2"/>
    <meta:user-defined meta:name="Info 3"/>
    <meta:user-defined meta:name="Info 4"/>
  </office:meta>
</office:document-meta>
</file>